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 svg:font-family="'Lucida Sans'" style:font-family-generic="roman"/>
    <style:font-face style:name="Times New Roman1" svg:font-family="'Times New Roman'" style:font-family-generic="roman"/>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066f4d"/>
    </style:style>
    <style:style style:name="P2" style:family="paragraph" style:parent-style-name="Standard">
      <style:text-properties fo:language="en" fo:country="US" officeooo:rsid="0006c574" officeooo:paragraph-rsid="0006c574"/>
    </style:style>
    <style:style style:name="P3" style:family="paragraph" style:parent-style-name="Standard">
      <style:text-properties fo:language="en" fo:country="US" fo:font-weight="normal" officeooo:rsid="00066f4d" style:font-weight-asian="normal" style:font-weight-complex="normal"/>
    </style:style>
    <style:style style:name="P4" style:family="paragraph" style:parent-style-name="Standard">
      <style:text-properties fo:language="en" fo:country="US" fo:font-weight="normal" officeooo:rsid="0018541f" officeooo:paragraph-rsid="0018541f" style:font-weight-asian="normal" style:font-weight-complex="normal"/>
    </style:style>
    <style:style style:name="P5" style:family="paragraph" style:parent-style-name="Standard">
      <style:text-properties fo:language="en" fo:country="US" fo:font-weight="normal" officeooo:rsid="001354cc" officeooo:paragraph-rsid="0031ae83" style:font-weight-asian="normal" style:font-weight-complex="normal"/>
    </style:style>
    <style:style style:name="P6" style:family="paragraph" style:parent-style-name="Standard">
      <style:text-properties fo:language="en" fo:country="US" officeooo:rsid="000bd90d" officeooo:paragraph-rsid="000bd90d"/>
    </style:style>
    <style:style style:name="P7" style:family="paragraph" style:parent-style-name="Standard">
      <style:text-properties fo:language="en" fo:country="US" officeooo:rsid="00153633" officeooo:paragraph-rsid="00153633"/>
    </style:style>
    <style:style style:name="P8" style:family="paragraph" style:parent-style-name="Standard">
      <style:text-properties fo:language="en" fo:country="US" officeooo:rsid="00153633" officeooo:paragraph-rsid="00173548"/>
    </style:style>
    <style:style style:name="P9" style:family="paragraph" style:parent-style-name="Standard">
      <style:text-properties fo:language="en" fo:country="US" officeooo:rsid="00153633" officeooo:paragraph-rsid="001b6b29"/>
    </style:style>
    <style:style style:name="P10" style:family="paragraph" style:parent-style-name="Standard">
      <style:text-properties fo:language="en" fo:country="US" officeooo:rsid="00173548" officeooo:paragraph-rsid="00173548"/>
    </style:style>
    <style:style style:name="P11" style:family="paragraph" style:parent-style-name="Standard">
      <style:text-properties fo:language="en" fo:country="US" officeooo:rsid="0018541f" officeooo:paragraph-rsid="0018541f"/>
    </style:style>
    <style:style style:name="P12" style:family="paragraph" style:parent-style-name="Standard">
      <style:text-properties fo:language="en" fo:country="US" officeooo:rsid="0033f447" officeooo:paragraph-rsid="003fd403"/>
    </style:style>
    <style:style style:name="P13" style:family="paragraph" style:parent-style-name="Standard">
      <style:text-properties fo:language="en" fo:country="US" officeooo:paragraph-rsid="00398efc"/>
    </style:style>
    <style:style style:name="P14" style:family="paragraph" style:parent-style-name="Standard">
      <style:text-properties fo:language="en" fo:country="US" officeooo:rsid="00153633" officeooo:paragraph-rsid="00398efc"/>
    </style:style>
    <style:style style:name="P15" style:family="paragraph" style:parent-style-name="Standard">
      <style:text-properties fo:language="en" fo:country="US" officeooo:rsid="00153633" officeooo:paragraph-rsid="003a5be7"/>
    </style:style>
    <style:style style:name="P16" style:family="paragraph" style:parent-style-name="Standard">
      <style:text-properties fo:language="en" fo:country="US" officeooo:rsid="00153633" officeooo:paragraph-rsid="003be992"/>
    </style:style>
    <style:style style:name="P17" style:family="paragraph" style:parent-style-name="Standard">
      <style:text-properties fo:language="en" fo:country="US" officeooo:rsid="00153633" officeooo:paragraph-rsid="003f4bc8"/>
    </style:style>
    <style:style style:name="P18" style:family="paragraph" style:parent-style-name="Standard">
      <style:text-properties fo:language="en" fo:country="US" officeooo:rsid="00153633" officeooo:paragraph-rsid="003fd403"/>
    </style:style>
    <style:style style:name="P19" style:family="paragraph" style:parent-style-name="Standard" style:master-page-name="Standard">
      <style:paragraph-properties style:page-number="auto"/>
      <style:text-properties fo:language="en" fo:country="US" fo:font-weight="bold" officeooo:rsid="001b6b29" officeooo:paragraph-rsid="0038e96a" style:font-weight-asian="bold" style:font-weight-complex="bold"/>
    </style:style>
    <style:style style:name="T1" style:family="text">
      <style:text-properties officeooo:rsid="00066f4d"/>
    </style:style>
    <style:style style:name="T2" style:family="text">
      <style:text-properties officeooo:rsid="00173548"/>
    </style:style>
    <style:style style:name="T3" style:family="text">
      <style:text-properties officeooo:rsid="0018541f"/>
    </style:style>
    <style:style style:name="T4" style:family="text">
      <style:text-properties officeooo:rsid="001b6b29"/>
    </style:style>
    <style:style style:name="T5" style:family="text">
      <style:text-properties officeooo:rsid="00215cd8"/>
    </style:style>
    <style:style style:name="T6" style:family="text">
      <style:text-properties officeooo:rsid="00254399"/>
    </style:style>
    <style:style style:name="T7" style:family="text">
      <style:text-properties officeooo:rsid="0029722d"/>
    </style:style>
    <style:style style:name="T8" style:family="text">
      <style:text-properties officeooo:rsid="002e647c"/>
    </style:style>
    <style:style style:name="T9" style:family="text">
      <style:text-properties officeooo:rsid="00302c57"/>
    </style:style>
    <style:style style:name="T10" style:family="text">
      <style:text-properties officeooo:rsid="0031ae83"/>
    </style:style>
    <style:style style:name="T11" style:family="text">
      <style:text-properties officeooo:rsid="0036fad6"/>
    </style:style>
    <style:style style:name="T12" style:family="text">
      <style:text-properties officeooo:rsid="0037a382"/>
    </style:style>
    <style:style style:name="T13" style:family="text">
      <style:text-properties officeooo:rsid="0038e96a"/>
    </style:style>
    <style:style style:name="T14" style:family="text">
      <style:text-properties officeooo:rsid="00398efc"/>
    </style:style>
    <style:style style:name="T15" style:family="text">
      <style:text-properties officeooo:rsid="003a5be7"/>
    </style:style>
    <style:style style:name="T16" style:family="text">
      <style:text-properties officeooo:rsid="003be992"/>
    </style:style>
    <style:style style:name="T17" style:family="text">
      <style:text-properties officeooo:rsid="003c3eb2"/>
    </style:style>
    <style:style style:name="T18" style:family="text">
      <style:text-properties officeooo:rsid="003f4bc8"/>
    </style:style>
    <style:style style:name="T19" style:family="text">
      <style:text-properties officeooo:rsid="003fd4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3">Course outline</text:span></text:p>
      <text:p text:style-name="P4">[text for <text:span text:style-name="T13">Course-outline</text:span>.odp]</text:p>
      <text:p text:style-name="P3"/>
      <text:p text:style-name="P5">Welcome <text:span text:style-name="T12">again</text:span> <text:span text:style-name="T10">to the </text:span><text:span text:style-name="T14">course on </text:span><text:span text:style-name="T3">Audio Signal Processing for Music Applications</text:span>!!</text:p>
      <text:p text:style-name="P1"/>
      <text:p text:style-name="P2">1.</text:p>
      <text:p text:style-name="P13"><text:span text:style-name="T1">In th</text:span><text:span text:style-name="T14">e previous theory lecture</text:span><text:span text:style-name="T3"> </text:span><text:span text:style-name="T14">I gave an overview of the field of audio signal processing as an introduction and motivation </text:span><text:span text:style-name="T15">to</text:span><text:span text:style-name="T14"> the course.</text:span></text:p>
      <text:p text:style-name="P13"><text:span text:style-name="T14"/></text:p>
      <text:p text:style-name="P13"><text:span text:style-name="T14">Now I want to outline the </text:span><text:span text:style-name="T15">specific </text:span><text:span text:style-name="T14">topics that we will </text:span><text:span text:style-name="T16">present</text:span><text:span text:style-name="T14"> in the course, which, </text:span><text:span text:style-name="T15">eventhough</text:span><text:span text:style-name="T14"> </text:span><text:span text:style-name="T15">cover</text:span><text:span text:style-name="T14"> a tiny part of the audio signal processing field, I believe </text:span><text:span text:style-name="T15">they are </text:span><text:span text:style-name="T16">very relevant </text:span><text:span text:style-name="T14">to understand many concepts and methods used in audio processing systems, specially the ones </text:span><text:span text:style-name="T15">for</text:span><text:span text:style-name="T14"> music applications.</text:span></text:p>
      <text:p text:style-name="P13"><text:span text:style-name="T5"/></text:p>
      <text:p text:style-name="P14"><text:span text:style-name="T14">2.</text:span></text:p>
      <text:p text:style-name="P15"><text:span text:style-name="T15">Our core topics will </text:span><text:span text:style-name="T18">revolve</text:span><text:span text:style-name="T15"> around Fourier-based signal processing techniques and on using them to analyze and synthesize all kinds of sounds.</text:span></text:p>
      <text:p text:style-name="P15"><text:span text:style-name="T15"/></text:p>
      <text:p text:style-name="P15"><text:span text:style-name="T15">The particular applications we focus on are sound transformations and sound description. These applications impact very much the way we </text:span><text:span text:style-name="T18">will </text:span><text:span text:style-name="T15">present the </text:span><text:span text:style-name="T16">different</text:span><text:span text:style-name="T15"> signal processing topics.</text:span></text:p>
      <text:p text:style-name="P15"><text:span text:style-name="T15"/></text:p>
      <text:p text:style-name="P15"><text:span text:style-name="T15">In the theory lectures we </text:span><text:span text:style-name="T16">focus on a mathematical view of the different topics </text:span><text:span text:style-name="T18">and</text:span><text:span text:style-name="T16"> in the rest of presentations we will cover the more practical points of view, </text:span><text:span text:style-name="T17">giving demo lectures and programming lectures</text:span><text:span text:style-name="T16">.</text:span></text:p>
      <text:p text:style-name="P15"><text:span text:style-name="T15"/></text:p>
      <text:p text:style-name="P15"><text:span text:style-name="T15">3.</text:span></text:p>
      <text:p text:style-name="P16"><text:span text:style-name="T16">After a </text:span><text:span text:style-name="T18">theory </text:span><text:span text:style-name="T16">lecture on some basic mathematics we will start by introducing the Discrete Fourier transform. </text:span><text:span text:style-name="T18">This transform is the basis for everything and we will try to understand every component of it. </text:span></text:p>
      <text:p text:style-name="P16"><text:span text:style-name="T18"/></text:p>
      <text:p text:style-name="P17"><text:span text:style-name="T18">We will present the DFT equation, and explain its two basic elements the complex exponentials used in it and the scalar product operation that is used. Then we will show what is the DFT of complex and real sinusoids and will finish with the inverse transform.</text:span></text:p>
      <text:p text:style-name="P16"><text:span text:style-name="T16"/></text:p>
      <text:p text:style-name="P16"><text:span text:style-name="T16">4.</text:span></text:p>
      <text:p text:style-name="P17"><text:span text:style-name="T18">In order to better understand the DFT we will go over the basic theorems and properties of the Fourier transform.</text:span></text:p>
      <text:p text:style-name="P17"><text:span text:style-name="T18"/></text:p>
      <text:p text:style-name="P18"><text:span text:style-name="T18">This include</text:span><text:span text:style-name="T19">s the theorems of Linearity, Shift, Evenness, Convolution. Topics related to Phase unwrapping, Zero padding. The Power theorem and the amplitude representation using dBs.</text:span></text:p>
      <text:p text:style-name="P18"><text:span text:style-name="T19"/></text:p>
      <text:p text:style-name="P18"><text:span text:style-name="T19">Finally we will just present the Fast Fourier Transform algorithm, the FFT, and the concept of zero-phase when using the FFT.</text:span></text:p>
      <text:p text:style-name="P12"/>
      <text:p text:style-name="P12"><text:span text:style-name="T19">5.</text:span></text:p>
      <text:p text:style-name="P12"><text:span text:style-name="T19">The Short-time Fourier transform is the first version of the Fourier transform that can be used in real sounds, thus on signals that change in time.</text:span></text:p>
      <text:p text:style-name="P12"><text:span text:style-name="T19"/></text:p>
      <text:p text:style-name="P12"><text:span text:style-name="T19">We will present the STFT equation, the issue of windowing, of the size of the FFT, and of the hop size. One of the basic considerations when using the STFT is what is called <text:s/>the time-frequency compromise. Then we will present the inverse equation and we will finish by presenting a block diagram of a system with which to implement the STFT. This will be the first complete </text:span><text:soft-page-break/><text:span text:style-name="T19">analysis/synthesis system shown in the course and that will me implemented and used.</text:span></text:p>
      <text:p text:style-name="P12"><text:span text:style-name="T19"/></text:p>
      <text:p text:style-name="P12"><text:span text:style-name="T19">6.</text:span></text:p>
      <text:p text:style-name="P12"><text:span text:style-name="T19">Bulding on top of the STFT we will present the Sinusoidal model.</text:span></text:p>
      <text:p text:style-name="P12"><text:span text:style-name="T19"/></text:p>
      <text:p text:style-name="P12"><text:span text:style-name="T19"/></text:p>
      <text:p text:style-name="P12"><text:span text:style-name="T19"/></text:p>
      <text:p text:style-name="P7">1<text:span text:style-name="T6">4</text:span>.</text:p>
      <text:p text:style-name="P8"><text:span text:style-name="T11">The topics I covered in this </text:span><text:span text:style-name="T16">lecture</text:span><text:span text:style-name="T11"> are extensively covered in many text books. </text:span><text:span text:style-name="T2">Most of the text references </text:span><text:span text:style-name="T3">I used</text:span><text:span text:style-name="T2"> come from Wikipedia </text:span><text:span text:style-name="T4">and </text:span><text:span text:style-name="T6">from </text:span><text:span text:style-name="T4">the </text:span><text:span text:style-name="T6">website of</text:span><text:span text:style-name="T4"> Julius Smith </text:span><text:span text:style-name="T8">on the Mathematics of the Discrete Fourier Transform, </text:span><text:span text:style-name="T11">reference that I will use extensively in this course</text:span><text:span text:style-name="T4">.</text:span></text:p>
      <text:p text:style-name="P10"/>
      <text:p text:style-name="P10"/>
      <text:p text:style-name="P11">---------------</text:p>
      <text:p text:style-name="P6"/>
      <text:p text:style-name="P9">This is all for this<text:span text:style-name="T2"> </text:span>class. We <text:span text:style-name="T2">have done a </text:span><text:span text:style-name="T8">very quick overview of some math concepts </text:span><text:span text:style-name="T9">that will be very much needed throughout the course</text:span><text:span text:style-name="T8">. Please make sure that you get a grasp of them before starting </text:span><text:span text:style-name="T9">all the Fourier topics</text:span><text:span text:style-name="T8">.</text:span></text:p>
      <text:p text:style-name="P9"/>
      <text:p text:style-name="P9"/>
      <text:p text:style-name="P10">Thanks for you<text:span text:style-name="T7">r</text:span> atten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 svg:font-family="'Lucida Sans'" style:font-family-generic="roman"/>
    <style:font-face style:name="Times New Roman1" svg:font-family="'Times New Roman'" style:font-family-generic="roman"/>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text-outline="false" style:text-line-through-style="none" style:font-name="Lucida Sans" fo:font-size="18pt" fo:font-style="normal" fo:text-shadow="none" style:text-underline-style="none" fo:font-weight="normal" style:letter-kerning="true" style:font-name-asian="Tahoma" style:font-size-asian="18pt" style:font-style-asian="normal" style:font-weight-asian="normal" style:font-name-complex="Arial1"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UPF-master_7e_LT_7e_Gliederung_20_1" style:display-name="UPF-master~LT~Gliederung 1" style:family="paragraph" style:default-outline-level="">
      <style:paragraph-properties fo:margin-left="0in" fo:margin-right="0in" fo:margin-top="0in" fo:margin-bottom="0.1783in" style:contextual-spacing="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UPF-master_7e_LT_7e_Gliederung_20_2" style:display-name="UPF-master~LT~Gliederung 2" style:family="paragraph" style:parent-style-name="UPF-master_7e_LT_7e_Gliederung_20_1" style:default-outline-level="">
      <style:paragraph-properties fo:margin-left="0in" fo:margin-right="0in" fo:margin-top="0in" fo:margin-bottom="0.1425in" style:contextual-spacing="false" fo:text-indent="0in" style:auto-text-indent="false"/>
      <style:text-properties style:text-outline="false" style:text-line-through-style="none" style:font-name="Lucida Sans" fo:font-size="28pt" fo:font-style="normal" fo:text-shadow="none" style:text-underline-style="none" fo:font-weight="normal" style:letter-kerning="true" style:font-size-asian="28pt" style:font-style-asian="normal" style:font-weight-asian="normal" style:text-emphasize="none"/>
    </style:style>
    <style:style style:name="UPF-master_7e_LT_7e_Gliederung_20_3" style:display-name="UPF-master~LT~Gliederung 3" style:family="paragraph" style:parent-style-name="UPF-master_7e_LT_7e_Gliederung_20_2" style:default-outline-level="">
      <style:paragraph-properties fo:margin-left="0in" fo:margin-right="0in" fo:margin-top="0in" fo:margin-bottom="0.1071in" style:contextual-spacing="false" fo:text-indent="0in" style:auto-text-indent="false"/>
      <style:text-properties style:text-outline="false" style:text-line-through-style="none" style:font-name="Lucida Sans" fo:font-size="24pt" fo:font-style="normal" fo:text-shadow="none" style:text-underline-style="none" fo:font-weight="normal" style:letter-kerning="true" style:font-size-asian="24pt" style:font-style-asian="normal" style:font-weight-asian="normal" style:text-emphasize="none"/>
    </style:style>
    <style:style style:name="UPF-master_7e_LT_7e_Gliederung_20_4" style:display-name="UPF-master~LT~Gliederung 4" style:family="paragraph" style:parent-style-name="UPF-master_7e_LT_7e_Gliederung_20_3" style:default-outline-level="">
      <style:paragraph-properties fo:margin-left="0in" fo:margin-right="0in" fo:margin-top="0in" fo:margin-bottom="0.0717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5" style:display-name="UPF-master~LT~Gliederung 5" style:family="paragraph" style:parent-style-name="UPF-master_7e_LT_7e_Gliederung_20_4"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6" style:display-name="UPF-master~LT~Gliederung 6" style:family="paragraph" style:parent-style-name="UPF-master_7e_LT_7e_Gliederung_20_5"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7" style:display-name="UPF-master~LT~Gliederung 7" style:family="paragraph" style:parent-style-name="UPF-master_7e_LT_7e_Gliederung_20_6"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8" style:display-name="UPF-master~LT~Gliederung 8" style:family="paragraph" style:parent-style-name="UPF-master_7e_LT_7e_Gliederung_20_7"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9" style:display-name="UPF-master~LT~Gliederung 9" style:family="paragraph" style:parent-style-name="UPF-master_7e_LT_7e_Gliederung_20_8"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Titel" style:display-name="UPF-master~LT~Titel" style:family="paragraph" style:default-outline-level="">
      <style:paragraph-properties fo:text-align="start" style:justify-single-word="false" fo:orphans="2" fo:widows="2" style:writing-mode="lr-tb"/>
      <style:text-properties style:text-outline="false" style:text-line-through-style="none" style:font-name="Lucida Sans" fo:font-size="44pt" fo:font-style="normal" fo:text-shadow="none" style:text-underline-style="none" fo:font-weight="normal" style:letter-kerning="true" style:font-name-asian="Tahoma" style:font-size-asian="44pt" style:font-style-asian="normal" style:font-weight-asian="normal" style:font-name-complex="Arial1" style:font-size-complex="12pt" style:text-emphasize="none"/>
    </style:style>
    <style:style style:name="UPF-master_7e_LT_7e_Untertitel" style:display-name="UPF-master~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UPF-master_7e_LT_7e_Notizen" style:display-name="UPF-master~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Lucida Sans" fo:font-size="28pt" fo:font-style="normal" fo:text-shadow="none" style:text-underline-style="none" fo:font-weight="normal" style:letter-kerning="true" style:font-name-asian="Tahoma" style:font-size-asian="28pt" style:font-style-asian="normal" style:font-weight-asian="normal" style:font-name-complex="Arial1" style:font-size-complex="12pt" style:text-emphasize="none"/>
    </style:style>
    <style:style style:name="UPF-master_7e_LT_7e_Hintergrundobjekte" style:display-name="UPF-master~LT~Hintergrundobjekte"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UPF-master_7e_LT_7e_Hintergrund" style:display-name="UPF-master~LT~Hintergrund"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Lucida Sans" fo:font-size="18pt" style:letter-kerning="true" style:font-name-asian="Tahoma" style:font-size-asian="18pt" style:font-name-complex="Arial1"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Background"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Notes" style:family="paragraph" style:default-outline-level="">
      <style:paragraph-properties fo:margin-left="0.2362in" fo:margin-right="0in" fo:orphans="2" fo:widows="2" fo:text-indent="0in" style:auto-text-indent="false" style:writing-mode="lr-tb"/>
      <style:text-properties style:text-outline="false" style:text-line-through-style="none" style:font-name="Lucida Sans" fo:font-size="28pt" fo:font-style="normal" fo:text-shadow="none" style:text-underline-style="none" fo:font-weight="normal" style:letter-kerning="true" style:font-name-asian="Tahoma" style:font-size-asian="28pt" style:font-style-asian="normal" style:font-weight-asian="normal" style:font-name-complex="Arial1" style:font-size-complex="12pt" style:text-emphasize="none"/>
    </style:style>
    <style:style style:name="Outline_20_1" style:display-name="Outline 1" style:family="paragraph" style:default-outline-level="">
      <style:paragraph-properties fo:margin-left="0in" fo:margin-right="0in" fo:margin-top="0in" fo:margin-bottom="0.1783in" style:contextual-spacing="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425in" style:contextual-spacing="false" fo:text-indent="0in" style:auto-text-indent="false"/>
      <style:text-properties style:text-outline="false" style:text-line-through-style="none" style:font-name="Lucida San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071in" style:contextual-spacing="false" fo:text-indent="0in" style:auto-text-indent="false"/>
      <style:text-properties style:text-outline="false" style:text-line-through-style="none" style:font-name="Lucida San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17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serra</meta:initial-creator>
    <meta:creation-date>2014-02-03T18:13:40</meta:creation-date>
    <dc:date>2014-02-06T14:51:44</dc:date>
    <dc:creator>xavier serra</dc:creator>
    <meta:editing-duration>PT11H59M40S</meta:editing-duration>
    <meta:editing-cycles>23</meta:editing-cycles>
    <meta:generator>LibreOffice/4.0.6.2$MacOSX_x86 LibreOffice_project/2e2573268451a50806fcd60ae2d9fe01dd0ce24</meta:generator>
    <meta:document-statistic meta:table-count="0" meta:image-count="0" meta:object-count="0" meta:page-count="2" meta:paragraph-count="27" meta:word-count="542" meta:character-count="3215" meta:non-whitespace-character-count="2698"/>
  </office:meta>
</office:document-meta>
</file>